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neva" svg:font-family="Genev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fo:language="it" fo:country="I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text-underline-style="none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language="it" fo:country="IT" style:text-underline-style="none" style:font-name-asian="Geneva" style:font-size-asian="14pt" style:font-name-complex="Geneva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language="it" fo:country="IT" style:text-underline-style="none" fo:font-weight="bold" officeooo:rsid="0015975a" officeooo:paragraph-rsid="0015975a" style:font-name-asian="Geneva" style:font-size-asian="14pt" style:font-weight-asian="bold" style:font-name-complex="Geneva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none" officeooo:rsid="0010bfbd" officeooo:paragraph-rsid="0010bfbd" style:font-name-asian="Geneva" style:font-size-asian="10pt" style:font-name-complex="Geneva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none" officeooo:rsid="0010bfbd" officeooo:paragraph-rsid="00139828" style:font-name-asian="Geneva" style:font-size-asian="10pt" style:font-name-complex="Geneva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none" fo:font-weight="bold" officeooo:rsid="0010bfbd" officeooo:paragraph-rsid="0010bfbd" style:font-name-asian="Geneva" style:font-size-asian="10pt" style:font-weight-asian="bold" style:font-name-complex="Geneva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solid" style:text-underline-width="auto" style:text-underline-color="font-color" officeooo:rsid="0010bfbd" officeooo:paragraph-rsid="0010bfbd" style:font-name-asian="Geneva" style:font-size-asian="10pt" style:font-name-complex="Geneva" style:font-size-complex="10pt"/>
    </style:style>
    <style:style style:name="P9" style:family="paragraph" style:parent-style-name="List_20_Paragraph" style:list-style-name="WWNum9">
      <style:paragraph-properties fo:margin-left="1.905cm" fo:margin-right="0cm" fo:margin-top="0cm" fo:margin-bottom="0cm" loext:contextual-spacing="false" fo:line-height="100%" fo:text-align="start" style:justify-single-word="false" fo:text-indent="-0.635cm" style:auto-text-indent="false"/>
      <style:text-properties fo:color="#000000" style:font-name="Times New Roman" fo:font-size="12pt" fo:language="it" fo:country="IT" style:text-underline-style="none" officeooo:rsid="0010bfbd" officeooo:paragraph-rsid="00174137" style:font-name-asian="Geneva" style:font-size-asian="12pt" style:font-name-complex="Geneva" style:font-size-complex="12pt"/>
    </style:style>
    <style:style style:name="P10" style:family="paragraph" style:parent-style-name="List_20_Paragraph" style:list-style-name="WWNum9">
      <style:paragraph-properties fo:margin-left="1.905cm" fo:margin-right="0cm" fo:text-indent="-0.635cm" style:auto-text-indent="false"/>
      <style:text-properties officeooo:paragraph-rsid="00174137"/>
    </style:style>
    <style:style style:name="P11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size="18pt" fo:language="it" fo:country="IT" style:font-size-asian="18pt" style:font-size-complex="18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none" officeooo:rsid="0010bfbd" officeooo:paragraph-rsid="00139828" style:font-name-asian="Geneva" style:font-size-asian="10pt" style:font-name-complex="Genev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0pt" fo:language="it" fo:country="IT" style:text-underline-style="none" style:font-name-asian="Geneva" style:font-size-asian="10pt" style:font-name-complex="Geneva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language="it" fo:country="IT" style:text-underline-style="none" officeooo:rsid="0015975a" officeooo:paragraph-rsid="0015975a" style:font-name-asian="Geneva" style:font-size-asian="14pt" style:font-name-complex="Geneva" style:font-size-complex="14pt"/>
    </style:style>
    <style:style style:name="P15" style:family="paragraph" style:parent-style-name="Standard">
      <style:text-properties officeooo:paragraph-rsid="00174137"/>
    </style:style>
    <style:style style:name="T1" style:family="text">
      <style:text-properties fo:color="#000000" style:font-name="Geneva" style:font-name-asian="Geneva" style:font-name-complex="Geneva"/>
    </style:style>
    <style:style style:name="T2" style:family="text">
      <style:text-properties fo:color="#000000" style:font-name="Geneva" style:text-underline-style="solid" style:text-underline-width="auto" style:text-underline-color="font-color" officeooo:rsid="0010bfbd" style:font-name-asian="Geneva" style:font-name-complex="Geneva"/>
    </style:style>
    <style:style style:name="T3" style:family="text">
      <style:text-properties officeooo:rsid="00128e79"/>
    </style:style>
    <style:style style:name="T4" style:family="text">
      <style:text-properties officeooo:rsid="001398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BIBLIOTECA ‘LETTURAOK</text:span><text:span text:style-name="T2">’</text:span></text:p>
      <text:p text:style-name="P1"/>
      <text:p text:style-name="P4">Comprensione dello scenario</text:p>
      <text:p text:style-name="P14"/>
      <text:p text:style-name="P3"><text:span text:style-name="T5">Fase di esplorazione(raccolta dei requisiti)</text:span>: </text:p>
      <text:p text:style-name="P13">Tecniche: </text:p>
      <text:p text:style-name="P13">- Focus group con i dipendenti </text:p>
      <text:p text:style-name="P13">- Questionari con i clienti</text:p>
      <text:p text:style-name="P2"/>
      <text:p text:style-name="P8">Glossario</text:p>
      <text:p text:style-name="P7">Termine<text:tab/><text:tab/><text:tab/>Descrizione<text:tab/><text:tab/><text:tab/><text:tab/>Collegamenti</text:p>
      <text:p text:style-name="P5">Dipendenti<text:tab/><text:tab/><text:tab/>Coloro che lavorano<text:tab/><text:tab/><text:tab/>Clienti, Libri, B<text:span text:style-name="T3">iblio</text:span>teca</text:p>
      <text:p text:style-name="P6">Clienti<text:tab/><text:tab/><text:tab/><text:tab/>Tessera assoc, pref. libri<text:tab/><text:tab/><text:tab/><text:span text:style-name="T3">Dipendenti</text:span>, Libri, B<text:span text:style-name="T3">iblio</text:span>teca <text:s text:c="7"/></text:p>
      <text:p text:style-name="P6"><text:span text:style-name="T4">Libri</text:span> <text:s text:c="3"/><text:tab/><text:tab/><text:tab/><text:tab/><text:span text:style-name="T4">Nome, genere, autore, q.tà pagine<text:tab/> Dipendenti</text:span>, <text:span text:style-name="T4">Clienti</text:span>, B<text:span text:style-name="T3">iblio</text:span>teca</text:p>
      <text:p text:style-name="P6"/>
      <text:p text:style-name="P15"><text:span text:style-name="T6">Raccolta requisiti utente a</text:span></text:p>
      <text:list xml:id="list1752006099" text:style-name="WWNum9">
        <text:list-item>
          <text:p text:style-name="P10"><text:span text:style-name="T6">come dipendente devo poter ricercare velocemente la posizione del libro/volume per recuperalo velocemente</text:span></text:p>
        </text:list-item>
        <text:list-item>
          <text:p text:style-name="P10"><text:span text:style-name="T6">come dipendente devo poter consultare una base dati per analizzare la disponibilità di un certo volume/manuale</text:span></text:p>
        </text:list-item>
        <text:list-item>
          <text:p text:style-name="P10"><text:span text:style-name="T6">come dipendente della biblioteca devo poter registrare i clienti per tenerne traccia</text:span></text:p>
        </text:list-item>
        <text:list-item>
          <text:p text:style-name="P10"><text:span text:style-name="T6">come dipendente devo avere un collegamento con la giacenza delle altre biblioteche per vedere se il libro è disponibile da loro</text:span></text:p>
        </text:list-item>
        <text:list-item>
          <text:p text:style-name="P10"><text:span text:style-name="T6">come dipendente devo poter avere un allert quando il libro viene riconsegnato in ritardo, con magari la mora da pagare</text:span></text:p>
        </text:list-item>
        <text:list-item>
          <text:p text:style-name="P10"><text:span text:style-name="T6">come dipendente vorrei sapere quali prestiti sono scaduti per inviare sollecito ai clienti</text:span></text:p>
        </text:list-item>
      </text:list>
      <text:p text:style-name="P15"><text:span text:style-name="T6">Raccolta requisiti utente b</text:span></text:p>
      <text:list xml:id="list122960269424067" text:continue-numbering="true" text:style-name="WWNum9">
        <text:list-item>
          <text:p text:style-name="P10"><text:span text:style-name="T6">come cliente (studente/provato) vorrei avere evidenza della disponibilità del volume per effettuare un ‘pre ordine’</text:span></text:p>
        </text:list-item>
        <text:list-item>
          <text:p text:style-name="P10"><text:span text:style-name="T6">come cliente (studente/provato) vorrei avere evidenza della scadenza della quota di iscrizione per poterla rinnovare in tempo</text:span></text:p>
        </text:list-item>
        <text:list-item>
          <text:p text:style-name="P10"><text:span text:style-name="T6">come cliente devo poter effettuare delle ricerche (per titolo, autore ) per poter verificare le disponibilità</text:span></text:p>
        </text:list-item>
        <text:list-item>
          <text:p text:style-name="P10"><text:span text:style-name="T6">come cliente vorrei sapere se ci sono altri titoli dello stesso argomento per poterli consultare</text:span></text:p>
        </text:list-item>
        <text:list-item>
          <text:p text:style-name="P10"><text:span text:style-name="T6">come cliente vorrei avere evidenza di una descrizione del contenuto del libro per capire se è quello che cerco</text:span></text:p>
        </text:list-item>
        <text:list-item>
          <text:p text:style-name="P10"><text:span text:style-name="T6">come cliente vorrei avere evidenza dei giorni residui rispetto alla fine prenotazione per capire quanto tempo ho ancora per conusltarlo/ alert</text:span></text:p>
        </text:list-item>
        <text:list-item>
          <text:p text:style-name="P10"><text:span text:style-name="T6">come cliente vorrei poter consultare lo storico di tutti i prestiti, per avere la situazione "cumulata"</text:span></text:p>
        </text:list-item>
        <text:list-item>
          <text:p text:style-name="P10"><text:span text:style-name="T6">come cliente vorrei avere evidenza della mora cumulata al passare dei giorni di ritardo per …….</text:span></text:p>
        </text:list-item>
        <text:list-item>
          <text:p text:style-name="P10"><text:span text:style-name="T6">collocamento nello scaffale</text:span></text:p>
        </text:list-item>
        <text:list-item>
          <text:p text:style-name="P9">recommendation system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neva" svg:font-family="Genev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date>2023-11-08T12:29:58.340000000</dc:date>
    <meta:editing-duration>PT53M2S</meta:editing-duration>
    <meta:editing-cycles>5</meta:editing-cycles>
    <meta:document-statistic meta:table-count="0" meta:image-count="0" meta:object-count="0" meta:page-count="1" meta:paragraph-count="29" meta:word-count="309" meta:character-count="2074" meta:non-whitespace-character-count="1777"/>
  </office:meta>
</office:document-meta>
</file>